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b0da" officeooo:paragraph-rsid="000fb0d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14473" officeooo:paragraph-rsid="0011447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0fb0da" officeooo:paragraph-rsid="000fb0da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fb0da" officeooo:paragraph-rsid="000fb0da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</text:p>
      <text:p text:style-name="P1"/>
      <text:list xml:id="list5737796345451079576" text:style-name="L1">
        <text:list-item>
          <text:p text:style-name="P4">Encuentra el numero de pasadas que realiza el algoritmo de ordenacion de burbuja.</text:p>
        </text:list-item>
      </text:list>
      <text:p text:style-name="P3"/>
      <text:p text:style-name="P2">{47,3,21,32,56,92}</text:p>
      <text:p text:style-name="P2">{3,47,21,32,56,92}</text:p>
      <text:p text:style-name="P2">{3,21,47,32,56,92}</text:p>
      <text:p text:style-name="P2">{3,21,32,47,56,92}</text:p>
      <text:p text:style-name="P2"/>
      <text:p text:style-name="P2">1 pasada</text:p>
      <text:p text:style-name="P2"/>
      <text:p text:style-name="P3"/>
      <text:list xml:id="list193256289797264" text:continue-numbering="true" text:style-name="L1">
        <text:list-item>
          <text:p text:style-name="P4">Un vector contiene los elementos mostrados a continuacion. Los primeros dos elementos se han ordenado utilizando un algoritmo de insercion. ¿Cual sera el valor de los elementos del vector despues de tres pasada mas del algoritmo?</text:p>
        </text:list-item>
      </text:list>
      <text:p text:style-name="P3"/>
      <text:p text:style-name="P2">{3,13,8,25,45,23,98,58}</text:p>
      <text:p text:style-name="P3"/>
      <text:list xml:id="list193255141795503" text:continue-numbering="true" text:style-name="L1">
        <text:list-item>
          <text:p text:style-name="P4">Partiendo del siguiente array encuentre las particiones e intercambios que realiza el algoritmo de ordenacion quicksort para su ordenacion.</text:p>
        </text:list-item>
        <text:list-item>
          <text:p text:style-name="P4">Relice un programa que permita ordenar de menor a mayor o de mayor a menor un array con los sueldos de N empleados de una empresa por cualquiera de los algoritmos de ordenacion estudiad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8:36:56.256027077</meta:creation-date>
    <dc:date>2016-08-04T19:32:54.930654332</dc:date>
    <meta:editing-duration>PT15M5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14" meta:character-count="758" meta:non-whitespace-character-count="659"/>
  </office:meta>
</office:document-meta>
</file>